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25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FASHINA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, IBADAN</text:p>
          </table:table-cell>
          <table:table-cell table:style-name="ce6" office:value-type="float" office:value="8030757075" calcext:value-type="float">
            <text:p>8030757075</text:p>
          </table:table-cell>
          <table:table-cell table:style-name="ce5" office:value-type="string" calcext:value-type="string">
            <text:p>EYEMAX/EYEMAX 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I TOLD HIM ABOUT THE DRUG AND ENCOURAGE HIM TO PRESCRIBE THEM AND THEY BEING AVAILABLE IN KUNLEARA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CHINEDU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36603860" calcext:value-type="float">
            <text:p>8136603860</text:p>
          </table:table-cell>
          <table:table-cell table:style-name="ce5" office:value-type="string" calcext:value-type="string">
            <text:p>EYEMAX/EYEMAX 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I TOLD HIM ABOUT THE DRUG AND ENCOURAGE HIM TO PRESCRIBE THEM AND THEY BEING AVAILABLE IN KUNLEARA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MOMOH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38429969" calcext:value-type="float">
            <text:p>8138429969</text:p>
          </table:table-cell>
          <table:table-cell table:style-name="ce5" office:value-type="string" calcext:value-type="string">
            <text:p>FIBRONIL, CO-Q10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TO CONTINUE OUR DISCUSSION ON CALL/WHATSAPP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IBRAHIM RAJI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ADEOYO HOSPITAL, YEMETU</text:p>
          </table:table-cell>
          <table:table-cell table:style-name="ce5" office:value-type="float" office:value="9039515463" calcext:value-type="float">
            <text:p>9039515463</text:p>
          </table:table-cell>
          <table:table-cell table:style-name="ce5" office:value-type="string" calcext:value-type="string">
            <text:p>FIBRONIL, CO-Q10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TO CONTINUE OUR DISCUSSION ON CALL/WHATSAPP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ADEOYE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ADEOYO HOSPITAL, YEMETU</text:p>
          </table:table-cell>
          <table:table-cell table:style-name="ce5" office:value-type="float" office:value="8066407598" calcext:value-type="float">
            <text:p>8066407598</text:p>
          </table:table-cell>
          <table:table-cell table:style-name="ce5" office:value-type="string" calcext:value-type="string">
            <text:p>FIBRONIL, CO-Q10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TO CONTINUE OUR DISCUSSION ON CALL/WHATSAPP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OIZA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00117671" calcext:value-type="float">
            <text:p>8100117671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REMINDED HIM ABOUT MY MEDICINES AND THE PROPOSED CME/PR BEING ARRANGED WITH OTHER EMBASSY REP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ONIYIDE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39317023" calcext:value-type="float">
            <text:p>8139317023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I TOLD HIM ABOUT THE DRUGS AND ENCOURAGE HIM TO PRESCRIBE THEM AND THEY BEING AVAILABLE IN KUNLEARA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office:value-type="string" calcext:value-type="string">
            <text:p>DR ASHI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58288624" calcext:value-type="float">
            <text:p>8058288624</text:p>
          </table:table-cell>
          <table:table-cell table:style-name="ce5" office:value-type="string" calcext:value-type="string">
            <text:p>EYEMAX/EYEMAX 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HE NEEDED TO PRESCRIBE AN EYE ANTI-OXIDANT TODAY AND SHE REMEMBER MINE WHEN I CAME TO VISIT HER BUT THE PATIENT HAS LEFT. I INTEND TO PASTE MY PRODUCTS PROMOTIONAL MATERIALS ON HER DESK AND THAT OF HER COLLEAGUES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office:value-type="string" calcext:value-type="string">
            <text:p>DR ADEFILA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60928696" calcext:value-type="float">
            <text:p>8060928696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I TOLD HIM ABOUT THE DRUGS AND ENCOURAGE HIM TO PRESCRIBE THEM AND THEY BEING AVAILABLE IN KUNLEARA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office:value-type="string" calcext:value-type="string">
            <text:p>DR SOJIMI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7065218788" calcext:value-type="float">
            <text:p>7065218788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HE WAS GLAD TO SEE ME AND SHE SAID SHE IS GLAD TO PUT A FACE TO NERVERON BECAUSE IT IS PRESCRIBED BY DR ADEKANBI, WHO I AM EAGER TO MEET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8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 ADEOLA</text:p>
          </table:table-cell>
          <table:table-cell table:style-name="ce5" office:value-type="string" calcext:value-type="string">
            <text:p>LILLIFIELD PHARMACY</text:p>
          </table:table-cell>
          <table:table-cell table:style-name="ce9" office:value-type="string" calcext:value-type="string">
            <text:p>MOKOLA ROUNDABOUT, IBADAN</text:p>
          </table:table-cell>
          <table:table-cell table:style-name="ce5" office:value-type="float" office:value="9021615577" calcext:value-type="float">
            <text:p>9021615577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I WENT TO REMIND THE PHARMACIST THAT THE MEDICINE WE DISCUSSED IS NOW AVAILABLE IN KUNLEARA. I DID NOT WANT TO DO BUSINESS WITH THEM BECUASE I WAS TOLD THEY HAVE A POOR PAYMENT METHOD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JUMOKE</text:p>
          </table:table-cell>
          <table:table-cell table:style-name="ce5" office:value-type="string" calcext:value-type="string">
            <text:p>CAREHUB PHARMACY</text:p>
          </table:table-cell>
          <table:table-cell table:style-name="ce9" office:value-type="string" calcext:value-type="string">
            <text:p>OKE-ADO, IBADAN</text:p>
          </table:table-cell>
          <table:table-cell table:style-name="ce6" office:value-type="float" office:value="7036175661" calcext:value-type="float">
            <text:p>7036175661</text:p>
          </table:table-cell>
          <table:table-cell table:style-name="ce6" office:value-type="string" calcext:value-type="string">
            <text:p>CO-Q10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A BOX OF CO-Q10 THAT WAS SUPPLIED ON 14/02/25 NOW REMAINS 1 PACK. TO SUPPLY 2 BOXES IN THE NEXT ORDER WHILE I INTRODUCED OTHER PRODUCTS IN MY PORTFOLIO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/>
          <table:table-cell table:style-name="ce5" office:value-type="string" calcext:value-type="string">
            <text:p>KUNLEARA PHARMACY</text:p>
          </table:table-cell>
          <table:table-cell table:style-name="ce9" office:value-type="string" calcext:value-type="string">
            <text:p>YEMETU, IBADAN</text:p>
          </table:table-cell>
          <table:table-cell table:style-name="ce6"/>
          <table:table-cell table:number-columns-repeated="2" table:style-name="ce6" office:value-type="string" calcext:value-type="string">
            <text:p>NONE</text:p>
          </table:table-cell>
          <table:table-cell table:style-name="ce5" office:value-type="string" calcext:value-type="string">
            <text:p>I WENT TO CHECK MY STOCK LEVEL BUT COULD NOT BECAUSE THE PEOPLE IN CHARGE WERE SAID TO BE BUS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MR SOLA</text:p>
          </table:table-cell>
          <table:table-cell table:style-name="ce5" office:value-type="string" calcext:value-type="string">
            <text:p>GOODALL PHARMACY</text:p>
          </table:table-cell>
          <table:table-cell table:style-name="ce9" office:value-type="string" calcext:value-type="string">
            <text:p>YEMETU, IBADAN</text:p>
          </table:table-cell>
          <table:table-cell table:style-name="ce6" office:value-type="float" office:value="7065611600" calcext:value-type="float">
            <text:p>7065611600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I WENT THERE TO REMIND THEM OF MY PORTFOLIO AND I WAS HINTED I NEED TO COME WITH MR AK WHICH I AM MAKING ARRANGEMENT ON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PHARM SAMUEL</text:p>
          </table:table-cell>
          <table:table-cell table:style-name="ce5" office:value-type="string" calcext:value-type="string">
            <text:p>GOD’S GLORIOUS HOPE</text:p>
          </table:table-cell>
          <table:table-cell table:style-name="ce9" office:value-type="string" calcext:value-type="string">
            <text:p>YEMETU, IBADAN</text:p>
          </table:table-cell>
          <table:table-cell table:style-name="ce6" office:value-type="float" office:value="8165057666" calcext:value-type="float">
            <text:p>8165057666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5" office:value-type="string" calcext:value-type="string">
            <text:p>I WENT TO CHECK MY STOCK LEVEL, ONLY ONE FIBRONIL HAS BEEN SOLD FROM THE ORDER SUPPLIED. WORKING ON HOW TO INFLUENCE THE SALES GIRLS ON PUSHING MY PRODUCTS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office:value-type="string" calcext:value-type="string">
            <text:p>PHARM SAHID</text:p>
          </table:table-cell>
          <table:table-cell office:value-type="string" calcext:value-type="string">
            <text:p>TANIMOLA PHARMACY</text:p>
          </table:table-cell>
          <table:table-cell office:value-type="string" calcext:value-type="string">
            <text:p>OKE-ADO, IBADAN</text:p>
          </table:table-cell>
          <table:table-cell office:value-type="float" office:value="8034231938" calcext:value-type="float">
            <text:p>803423193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UT OF THE ORDER SUPPLIED ONLY NERVERON WAS SOLD. WORKING WITH THE PERSON IN CHARGE OF FULFILLING ORDER ON HOW TO PUSH MY PRODUCT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office:value-type="string" calcext:value-type="string">
            <text:p>PHARM JIDE</text:p>
          </table:table-cell>
          <table:table-cell office:value-type="string" calcext:value-type="string">
            <text:p>THE CORE PHARMACY</text:p>
          </table:table-cell>
          <table:table-cell office:value-type="string" calcext:value-type="string">
            <text:p>SAMONDA, IBADAN</text:p>
          </table:table-cell>
          <table:table-cell office:value-type="float" office:value="8099658535" calcext:value-type="float">
            <text:p>8099658535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CARDIOCAP (2 PACKS), #13,800 </text:p>
          </table:table-cell>
          <table:table-cell office:value-type="string" calcext:value-type="string">
            <text:p>HE ALSO SHOWED INTREST IN FIBRONIL. TO SEND HIM RESOURCES ON BOTH DRUG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25T19:55:26.949778635</dc:date>
    <meta:generator>LibreOffice/7.3.7.2$Linux_X86_64 LibreOffice_project/30$Build-2</meta:generator>
    <meta:editing-duration>PT2H5M6S</meta:editing-duration>
    <meta:editing-cycles>31</meta:editing-cycles>
    <meta:document-statistic meta:table-count="1" meta:cell-count="157" meta:object-count="0"/>
    <meta:user-defined meta:name="AppVersion">16.0300</meta:user-defined>
  </office:meta>
</office:document-meta>
</file>